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701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_value</text:p>
          </table:table-cell>
          <table:table-cell office:value-type="string" calcext:value-type="string">
            <text:p>Y_value</text:p>
          </table:table-cell>
          <table:table-cell office:value-type="string" calcext:value-type="string">
            <text:p>Z_value</text:p>
          </table:table-cell>
          <table:table-cell office:value-type="string" calcext:value-type="string">
            <text:p>d_time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-0.00153" calcext:value-type="float">
            <text:p>-0.00153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-0.00916" calcext:value-type="float">
            <text:p>-0.00916</text:p>
          </table:table-cell>
          <table:table-cell table:formula="of:=[.A3]-[.A2]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-0.00275" calcext:value-type="float">
            <text:p>-0.00275</text:p>
          </table:table-cell>
          <table:table-cell table:formula="of:=[.A4]-[.A3]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-0.00458" calcext:value-type="float">
            <text:p>-0.00458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-0.01588" calcext:value-type="float">
            <text:p>-0.01588</text:p>
          </table:table-cell>
          <table:table-cell table:formula="of:=[.A5]-[.A4]"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-0.00183" calcext:value-type="float">
            <text:p>-0.00183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-0.01436" calcext:value-type="float">
            <text:p>-0.01436</text:p>
          </table:table-cell>
          <table:table-cell table:formula="of:=[.A6]-[.A5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-0.00367" calcext:value-type="float">
            <text:p>-0.00367</text:p>
          </table:table-cell>
          <table:table-cell office:value-type="float" office:value="0.04612" calcext:value-type="float">
            <text:p>0.04612</text:p>
          </table:table-cell>
          <table:table-cell office:value-type="float" office:value="-0.00947" calcext:value-type="float">
            <text:p>-0.00947</text:p>
          </table:table-cell>
          <table:table-cell table:formula="of:=[.A7]-[.A6]"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-0.05956" calcext:value-type="float">
            <text:p>-0.05956</text:p>
          </table:table-cell>
          <table:table-cell office:value-type="float" office:value="0.42608" calcext:value-type="float">
            <text:p>0.42608</text:p>
          </table:table-cell>
          <table:table-cell office:value-type="float" office:value="-0.00702" calcext:value-type="float">
            <text:p>-0.00702</text:p>
          </table:table-cell>
          <table:table-cell table:formula="of:=[.A8]-[.A7]"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-0.02993" calcext:value-type="float">
            <text:p>-0.02993</text:p>
          </table:table-cell>
          <table:table-cell office:value-type="float" office:value="0.21014" calcext:value-type="float">
            <text:p>0.21014</text:p>
          </table:table-cell>
          <table:table-cell office:value-type="float" office:value="-0.00855" calcext:value-type="float">
            <text:p>-0.00855</text:p>
          </table:table-cell>
          <table:table-cell table:formula="of:=[.A9]-[.A8]"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19975" calcext:value-type="float">
            <text:p>0.19975</text:p>
          </table:table-cell>
          <table:table-cell office:value-type="float" office:value="-0.00855" calcext:value-type="float">
            <text:p>-0.00855</text:p>
          </table:table-cell>
          <table:table-cell table:formula="of:=[.A10]-[.A9]"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1.827" calcext:value-type="float">
            <text:p>1.827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52382" calcext:value-type="float">
            <text:p>0.52382</text:p>
          </table:table-cell>
          <table:table-cell office:value-type="float" office:value="0.00489" calcext:value-type="float">
            <text:p>0.00489</text:p>
          </table:table-cell>
          <table:table-cell table:formula="of:=[.A11]-[.A10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.981" calcext:value-type="float">
            <text:p>1.981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22419" calcext:value-type="float">
            <text:p>0.22419</text:p>
          </table:table-cell>
          <table:table-cell office:value-type="float" office:value="-0.00611" calcext:value-type="float">
            <text:p>-0.00611</text:p>
          </table:table-cell>
          <table:table-cell table:formula="of:=[.A12]-[.A11]"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2.285" calcext:value-type="float">
            <text:p>2.285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0.42486" calcext:value-type="float">
            <text:p>0.42486</text:p>
          </table:table-cell>
          <table:table-cell office:value-type="float" office:value="-0.00428" calcext:value-type="float">
            <text:p>-0.00428</text:p>
          </table:table-cell>
          <table:table-cell table:formula="of:=[.A13]-[.A12]"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2.437" calcext:value-type="float">
            <text:p>2.437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64324" calcext:value-type="float">
            <text:p>0.64324</text:p>
          </table:table-cell>
          <table:table-cell office:value-type="float" office:value="0.00244" calcext:value-type="float">
            <text:p>0.00244</text:p>
          </table:table-cell>
          <table:table-cell table:formula="of:=[.A14]-[.A13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2169" calcext:value-type="float">
            <text:p>0.02169</text:p>
          </table:table-cell>
          <table:table-cell office:value-type="float" office:value="0.98349" calcext:value-type="float">
            <text:p>0.98349</text:p>
          </table:table-cell>
          <table:table-cell office:value-type="float" office:value="-0.00672" calcext:value-type="float">
            <text:p>-0.00672</text:p>
          </table:table-cell>
          <table:table-cell table:formula="of:=[.A15]-[.A14]"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2.895" calcext:value-type="float">
            <text:p>2.895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19426" calcext:value-type="float">
            <text:p>0.19426</text:p>
          </table:table-cell>
          <table:table-cell office:value-type="float" office:value="-0.01313" calcext:value-type="float">
            <text:p>-0.01313</text:p>
          </table:table-cell>
          <table:table-cell table:formula="of:=[.A16]-[.A15]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3.047" calcext:value-type="float">
            <text:p>3.047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-0.01222" calcext:value-type="float">
            <text:p>-0.01222</text:p>
          </table:table-cell>
          <table:table-cell office:value-type="float" office:value="-0.01313" calcext:value-type="float">
            <text:p>-0.01313</text:p>
          </table:table-cell>
          <table:table-cell table:formula="of:=[.A17]-[.A16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3.201" calcext:value-type="float">
            <text:p>3.201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519" calcext:value-type="float">
            <text:p>-0.00519</text:p>
          </table:table-cell>
          <table:table-cell table:formula="of:=[.A18]-[.A17]"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3.353" calcext:value-type="float">
            <text:p>3.35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-0.00275" calcext:value-type="float">
            <text:p>-0.00275</text:p>
          </table:table-cell>
          <table:table-cell office:value-type="float" office:value="-0.00336" calcext:value-type="float">
            <text:p>-0.00336</text:p>
          </table:table-cell>
          <table:table-cell table:formula="of:=[.A19]-[.A18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3.658" calcext:value-type="float">
            <text:p>3.658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-0.06506" calcext:value-type="float">
            <text:p>-0.06506</text:p>
          </table:table-cell>
          <table:table-cell office:value-type="float" office:value="-0.01008" calcext:value-type="float">
            <text:p>-0.01008</text:p>
          </table:table-cell>
          <table:table-cell table:formula="of:=[.A20]-[.A19]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-0.0733" calcext:value-type="float">
            <text:p>-0.0733</text:p>
          </table:table-cell>
          <table:table-cell office:value-type="float" office:value="-0.011" calcext:value-type="float">
            <text:p>-0.011</text:p>
          </table:table-cell>
          <table:table-cell table:formula="of:=[.A21]-[.A20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3.962" calcext:value-type="float">
            <text:p>3.962</text:p>
          </table:table-cell>
          <table:table-cell office:value-type="float" office:value="-0.00672" calcext:value-type="float">
            <text:p>-0.00672</text:p>
          </table:table-cell>
          <table:table-cell office:value-type="float" office:value="-0.44379" calcext:value-type="float">
            <text:p>-0.44379</text:p>
          </table:table-cell>
          <table:table-cell office:value-type="float" office:value="-0.01436" calcext:value-type="float">
            <text:p>-0.01436</text:p>
          </table:table-cell>
          <table:table-cell table:formula="of:=[.A22]-[.A21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4.264" calcext:value-type="float">
            <text:p>4.264</text:p>
          </table:table-cell>
          <table:table-cell office:value-type="float" office:value="-0.00764" calcext:value-type="float">
            <text:p>-0.00764</text:p>
          </table:table-cell>
          <table:table-cell office:value-type="float" office:value="-0.56536" calcext:value-type="float">
            <text:p>-0.56536</text:p>
          </table:table-cell>
          <table:table-cell office:value-type="float" office:value="-0.01588" calcext:value-type="float">
            <text:p>-0.01588</text:p>
          </table:table-cell>
          <table:table-cell table:formula="of:=[.A23]-[.A22]" office:value-type="float" office:value="0.302" calcext:value-type="float">
            <text:p>0.302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-0.00122" calcext:value-type="float">
            <text:p>-0.00122</text:p>
          </table:table-cell>
          <table:table-cell office:value-type="float" office:value="-0.54611" calcext:value-type="float">
            <text:p>-0.54611</text:p>
          </table:table-cell>
          <table:table-cell office:value-type="float" office:value="-0.02138" calcext:value-type="float">
            <text:p>-0.02138</text:p>
          </table:table-cell>
          <table:table-cell table:formula="of:=[.A24]-[.A23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4.621" calcext:value-type="float">
            <text:p>4.621</text:p>
          </table:table-cell>
          <table:table-cell office:value-type="float" office:value="-0.00764" calcext:value-type="float">
            <text:p>-0.00764</text:p>
          </table:table-cell>
          <table:table-cell office:value-type="float" office:value="-0.58887" calcext:value-type="float">
            <text:p>-0.58887</text:p>
          </table:table-cell>
          <table:table-cell office:value-type="float" office:value="-0.02138" calcext:value-type="float">
            <text:p>-0.02138</text:p>
          </table:table-cell>
          <table:table-cell table:formula="of:=[.A25]-[.A24]"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4.869" calcext:value-type="float">
            <text:p>4.869</text:p>
          </table:table-cell>
          <table:table-cell office:value-type="float" office:value="-0.02627" calcext:value-type="float">
            <text:p>-0.02627</text:p>
          </table:table-cell>
          <table:table-cell office:value-type="float" office:value="-0.54489" calcext:value-type="float">
            <text:p>-0.54489</text:p>
          </table:table-cell>
          <table:table-cell office:value-type="float" office:value="-0.01649" calcext:value-type="float">
            <text:p>-0.01649</text:p>
          </table:table-cell>
          <table:table-cell table:formula="of:=[.A26]-[.A25]" office:value-type="float" office:value="0.247999999999999" calcext:value-type="float">
            <text:p>0.248</text:p>
          </table:table-cell>
        </table:table-row>
        <table:table-row table:style-name="ro1">
          <table:table-cell office:value-type="float" office:value="5.021" calcext:value-type="float">
            <text:p>5.021</text:p>
          </table:table-cell>
          <table:table-cell office:value-type="float" office:value="-0.02841" calcext:value-type="float">
            <text:p>-0.02841</text:p>
          </table:table-cell>
          <table:table-cell office:value-type="float" office:value="-0.48564" calcext:value-type="float">
            <text:p>-0.48564</text:p>
          </table:table-cell>
          <table:table-cell office:value-type="float" office:value="-0.01863" calcext:value-type="float">
            <text:p>-0.01863</text:p>
          </table:table-cell>
          <table:table-cell table:formula="of:=[.A27]-[.A26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5.204" calcext:value-type="float">
            <text:p>5.204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-0.0898" calcext:value-type="float">
            <text:p>-0.0898</text:p>
          </table:table-cell>
          <table:table-cell office:value-type="float" office:value="-0.01436" calcext:value-type="float">
            <text:p>-0.01436</text:p>
          </table:table-cell>
          <table:table-cell table:formula="of:=[.A28]-[.A27]"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5.479" calcext:value-type="float">
            <text:p>5.479</text:p>
          </table:table-cell>
          <table:table-cell office:value-type="float" office:value="-0.00153" calcext:value-type="float">
            <text:p>-0.00153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-0.00764" calcext:value-type="float">
            <text:p>-0.00764</text:p>
          </table:table-cell>
          <table:table-cell table:formula="of:=[.A29]-[.A28]"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5.631" calcext:value-type="float">
            <text:p>5.631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0.1741" calcext:value-type="float">
            <text:p>0.1741</text:p>
          </table:table-cell>
          <table:table-cell office:value-type="float" office:value="-0.00275" calcext:value-type="float">
            <text:p>-0.00275</text:p>
          </table:table-cell>
          <table:table-cell table:formula="of:=[.A30]-[.A29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5.788" calcext:value-type="float">
            <text:p>5.788</text:p>
          </table:table-cell>
          <table:table-cell office:value-type="float" office:value="-0.00122" calcext:value-type="float">
            <text:p>-0.00122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-0.00947" calcext:value-type="float">
            <text:p>-0.00947</text:p>
          </table:table-cell>
          <table:table-cell table:formula="of:=[.A31]-[.A30]"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6.088" calcext:value-type="float">
            <text:p>6.088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-0.00977" calcext:value-type="float">
            <text:p>-0.00977</text:p>
          </table:table-cell>
          <table:table-cell table:formula="of:=[.A32]-[.A3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241" calcext:value-type="float">
            <text:p>6.241</text:p>
          </table:table-cell>
          <table:table-cell office:value-type="float" office:value="-0.00183" calcext:value-type="float">
            <text:p>-0.00183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916" calcext:value-type="float">
            <text:p>-0.00916</text:p>
          </table:table-cell>
          <table:table-cell table:formula="of:=[.A33]-[.A32]"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6.424" calcext:value-type="float">
            <text:p>6.424</text:p>
          </table:table-cell>
          <table:table-cell office:value-type="float" office:value="-0.00672" calcext:value-type="float">
            <text:p>-0.00672</text:p>
          </table:table-cell>
          <table:table-cell office:value-type="float" office:value="0.08491" calcext:value-type="float">
            <text:p>0.08491</text:p>
          </table:table-cell>
          <table:table-cell office:value-type="float" office:value="-0.01069" calcext:value-type="float">
            <text:p>-0.01069</text:p>
          </table:table-cell>
          <table:table-cell table:formula="of:=[.A34]-[.A33]" office:value-type="float" office:value="0.183000000000001" calcext:value-type="float">
            <text:p>0.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document-statistic meta:table-count="1" meta:cell-count="170" meta:object-count="0"/>
  </office:meta>
</office:document-meta>
</file>